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5cm" fo:min-width="0.9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465cm" fo:min-width="0.21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4cm" draw:marker-start-width="0.26cm" draw:marker-end="Arrowheads_20_1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8cm" svg:stroke-color="#00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2cm" svg:stroke-color="#ff3333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0.65cm" fo:min-width="0cm"/>
    </style:style>
    <style:style style:name="gr8" style:family="graphic" style:parent-style-name="standard">
      <style:graphic-properties svg:stroke-width="0.02cm" svg:stroke-color="#ff3333" draw:marker-start="Arrowheads_20_2" draw:marker-start-width="0.23cm" draw:marker-end="Arrowheads_20_3" draw:marker-end-width="0.23cm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43cm" fo:min-width="0.32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1cm"/>
    </style:style>
    <style:style style:name="gr12" style:family="graphic" style:parent-style-name="standard">
      <style:graphic-properties draw:stroke="none" svg:stroke-color="#000000" draw:fill="none" draw:fill-color="#ffffff" fo:min-height="0.171cm"/>
      <style:paragraph-properties style:writing-mode="lr-tb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svg:stroke-width="0.02cm" svg:stroke-color="#000000" draw:marker-start-width="0.24cm" draw:marker-end-width="0.24cm" draw:fill="none" draw:textarea-horizontal-align="justify" draw:textarea-vertical-align="middle" draw:auto-grow-height="false" fo:min-height="19.14cm" fo:min-width="25.19cm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draw:stroke="dash" draw:stroke-dash="Fine_20_Dashed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8" style:family="graphic" style:parent-style-name="objectwithoutfill">
      <style:graphic-properties svg:stroke-width="0.02cm" svg:stroke-color="#ff3333" draw:marker-start-width="0.23cm" draw:marker-end="Concave" draw:marker-end-width="0.15cm" draw:fill="none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text-properties fo:color="#00cc00" loext:opacity="100%" fo:font-size="11pt" style:font-size-asian="11pt" style:font-size-complex="11pt"/>
    </style:style>
    <style:style style:name="P9" style:family="paragraph">
      <loext:graphic-properties draw:fill="none" draw:fill-color="#ffffff"/>
      <style:text-properties fo:color="#00cc00" loext:opacity="100%" fo:font-size="11pt" style:font-size-asian="11pt" style:font-size-complex="11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fo:color="#3465a4" loext:opacity="100%" fo:font-size="11pt" style:font-size-asian="11pt" style:font-size-complex="11pt"/>
    </style:style>
    <style:style style:name="P13" style:family="paragraph">
      <loext:graphic-properties draw:fill="none" draw:fill-color="#ffffff"/>
      <style:text-properties fo:color="#3465a4" loext:opacity="100%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cc00" loext:opacity="100%"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465a4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cm" svg:height="2.5cm" svg:x="9.4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011cm" svg:height="1.011cm" svg:x="9.589cm" svg:y="1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9.4cm" svg:y1="12.4cm" svg:x2="10.8cm" svg:y2="12.4cm">
            <text:p/>
          </draw:line>
          <draw:line draw:style-name="gr3" draw:text-style-name="P3" draw:layer="layout" svg:x1="10.089cm" svg:y1="11.7cm" svg:x2="10.089cm" svg:y2="13.1cm">
            <text:p/>
          </draw:line>
        </draw:g>
        <draw:g>
          <draw:custom-shape draw:style-name="gr1" draw:text-style-name="P1" draw:layer="layout" svg:width="1.4cm" svg:height="2.5cm" draw:transform="rotate (-0.785398163397449) translate (15.989cm 12.57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011cm" svg:height="1.011cm" draw:transform="rotate (-0.785398163397448) translate (15.989cm 12.8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5.494cm" svg:y1="13.066cm" svg:x2="16.484cm" svg:y2="14.056cm">
            <text:p/>
          </draw:line>
          <draw:line draw:style-name="gr3" draw:text-style-name="P3" draw:layer="layout" svg:x1="16.476cm" svg:y1="13.058cm" svg:x2="15.486cm" svg:y2="14.048cm">
            <text:p/>
          </draw:line>
        </draw:g>
        <draw:line draw:style-name="gr4" draw:text-style-name="P3" draw:layer="layout" svg:x1="3.59cm" svg:y1="16.5cm" svg:x2="19.1cm" svg:y2="16.5cm">
          <text:p/>
        </draw:line>
        <draw:path draw:style-name="gr5" draw:text-style-name="P3" draw:layer="layout" svg:width="8.384cm" svg:height="5.099cm" svg:x="8.89cm" svg:y="11.42cm" svg:viewBox="0 0 8385 5100" svg:d="M0 690c16-54 33-110 60-180 12-32 34-83 50-110 100-200 190-240 290-308s190-72 380-80 225 0 330-12c22 0 0 0 0 0 400 0 700 4 930 32 160 82 300 400 401 697 106 267 126 568 291 821 213 327 555 338 873 423 289 78 734 31 1105-73 405-114 500-200 900-400 500-300 440-420 800-600 400-200 480-150 800-100 200 100 400 300 600 500 266 285 300 200 500 600 100 200 100 400 0 700-125 375-320 672-400 1100-50 262-87 455-100 800v600">
          <text:p/>
        </draw:path>
        <draw:line draw:style-name="gr6" draw:text-style-name="P3" draw:layer="layout" svg:x1="9.34cm" svg:y1="12.4cm" svg:x2="8.92cm" svg:y2="12.4cm">
          <text:p/>
        </draw:line>
        <draw:custom-shape draw:style-name="gr7" draw:text-style-name="P1" draw:layer="layout" svg:width="0.5cm" svg:height="0.9cm" svg:x="9.86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cm" svg:height="0.9cm" svg:x="9.86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501cm" svg:height="0.9cm" draw:transform="rotate (0.785398163397448) translate (17.3cm 11.66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501cm" svg:height="0.9cm" draw:transform="rotate (0.785398163397448) translate (20.977cm 7.98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6" draw:text-style-name="P3" draw:layer="layout" svg:x1="10.1cm" svg:y1="10.1cm" svg:x2="7.9cm" svg:y2="10.1cm">
          <text:p/>
        </draw:line>
        <draw:line draw:style-name="gr6" draw:text-style-name="P3" draw:layer="layout" svg:x1="10.1cm" svg:y1="4.9cm" svg:x2="7cm" svg:y2="4.9cm">
          <text:p/>
        </draw:line>
        <draw:line draw:style-name="gr8" draw:text-style-name="P4" draw:layer="layout" svg:x1="9.1cm" svg:y1="12.4cm" svg:x2="9.1cm" svg:y2="16.5cm">
          <text:p/>
        </draw:line>
        <draw:line draw:style-name="gr8" draw:text-style-name="P4" draw:layer="layout" svg:x1="8.2cm" svg:y1="10.1cm" svg:x2="8.2cm" svg:y2="16.5cm">
          <text:p/>
        </draw:line>
        <draw:line draw:style-name="gr8" draw:text-style-name="P4" draw:layer="layout" svg:x1="7.4cm" svg:y1="4.9cm" svg:x2="7.4cm" svg:y2="16.5cm">
          <text:p/>
        </draw:line>
        <draw:line draw:style-name="gr6" draw:text-style-name="P3" draw:layer="layout" svg:x1="22.6cm" svg:y1="7cm" svg:x2="13.1cm" svg:y2="16.5cm">
          <text:p/>
        </draw:line>
        <draw:line draw:style-name="gr6" draw:text-style-name="P3" draw:layer="layout" svg:x1="13.106cm" svg:y1="16.47cm" svg:x2="11.136cm" svg:y2="14.5cm">
          <text:p/>
        </draw:line>
        <draw:line draw:style-name="gr6" draw:text-style-name="P3" draw:layer="layout" svg:x1="15.37cm" svg:y1="13cm" svg:x2="14.8cm" svg:y2="12.43cm">
          <text:p/>
        </draw:line>
        <draw:line draw:style-name="gr6" draw:text-style-name="P3" draw:layer="layout" svg:x1="17.77cm" svg:y1="11.8cm" svg:x2="16.37cm" svg:y2="10.4cm">
          <text:p/>
        </draw:line>
        <draw:line draw:style-name="gr6" draw:text-style-name="P3" draw:layer="layout" svg:x1="21.47cm" svg:y1="8.1cm" svg:x2="19.67cm" svg:y2="6.3cm">
          <text:p/>
        </draw:line>
        <draw:line draw:style-name="gr8" draw:text-style-name="P4" draw:layer="layout" svg:x1="14.999cm" svg:y1="12.6cm" svg:x2="12.1cm" svg:y2="15.499cm">
          <text:p/>
        </draw:line>
        <draw:line draw:style-name="gr8" draw:text-style-name="P4" draw:layer="layout" svg:x1="16.4cm" svg:y1="10.5cm" svg:x2="11.8cm" svg:y2="15.1cm">
          <text:p/>
        </draw:line>
        <draw:line draw:style-name="gr8" draw:text-style-name="P4" draw:layer="layout" svg:x1="19.6cm" svg:y1="6.4cm" svg:x2="11.3cm" svg:y2="14.7cm">
          <text:p/>
        </draw:line>
        <draw:frame draw:style-name="gr9" draw:text-style-name="P6" draw:layer="layout" svg:width="2.2cm" svg:height="0.7cm" draw:transform="rotate (1.5707963267949) translate (7.6cm 15.6cm)">
          <draw:text-box>
            <text:p text:style-name="P5"><text:span text:style-name="T1">9.85741</text:span></text:p>
          </draw:text-box>
        </draw:frame>
        <draw:frame draw:style-name="gr9" draw:text-style-name="P6" draw:layer="layout" svg:width="2.2cm" svg:height="0.7cm" draw:transform="rotate (1.5707963267949) translate (8.5cm 15.6cm)">
          <draw:text-box>
            <text:p text:style-name="P5"><text:span text:style-name="T1">6.9423</text:span></text:p>
          </draw:text-box>
        </draw:frame>
        <draw:frame draw:style-name="gr9" draw:text-style-name="P6" draw:layer="layout" svg:width="2.2cm" svg:height="0.7cm" draw:transform="rotate (1.5707963267949) translate (6.8cm 15.6cm)">
          <draw:text-box>
            <text:p text:style-name="P5"><text:span text:style-name="T1">17.47741</text:span></text:p>
          </draw:text-box>
        </draw:frame>
        <draw:line draw:style-name="gr6" draw:text-style-name="P3" draw:layer="layout" svg:x1="10.1cm" svg:y1="16.5cm" svg:x2="10.1cm" svg:y2="3.2cm">
          <text:p/>
        </draw:line>
        <draw:frame draw:style-name="gr9" draw:text-style-name="P6" draw:layer="layout" svg:width="2.2cm" svg:height="0.7cm" draw:transform="rotate (0.785398163397448) translate (12cm 14.805cm)">
          <draw:text-box>
            <text:p text:style-name="P5"><text:span text:style-name="T1">7.13825</text:span></text:p>
          </draw:text-box>
        </draw:frame>
        <draw:custom-shape draw:style-name="gr10" draw:text-style-name="P7" draw:layer="layout" svg:width="0.822cm" svg:height="0.593cm" draw:transform="rotate (0.785398163397448) translate (12.5cm 13.54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cm" svg:height="0.5cm" draw:transform="rotate (0.785398163397448) translate (11.8cm 13.346cm)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cm" svg:height="0.7cm" draw:transform="rotate (0.785398163397448) translate (11.194cm 13.886cm)">
          <draw:text-box>
            <text:p text:style-name="P5"><text:span text:style-name="T1">17.67335</text:span></text:p>
          </draw:text-box>
        </draw:frame>
        <draw:frame draw:style-name="gr12" draw:text-style-name="P6" draw:layer="layout" svg:width="2.337cm" svg:height="0.683cm" draw:transform="rotate (0.785398163397448) translate (11.588cm 14.357cm)">
          <draw:text-box>
            <text:p text:style-name="P5"><text:span text:style-name="T1">10.05335</text:span></text:p>
          </draw:text-box>
        </draw:frame>
        <draw:line draw:style-name="gr6" draw:text-style-name="P3" draw:layer="layout" svg:x1="10.1cm" svg:y1="17.3cm" svg:x2="10.1cm" svg:y2="16.6cm">
          <text:p/>
        </draw:line>
        <draw:line draw:style-name="gr6" draw:text-style-name="P3" draw:layer="layout" svg:x1="13.1cm" svg:y1="17.8cm" svg:x2="13.1cm" svg:y2="16.6cm">
          <text:p/>
        </draw:line>
        <draw:line draw:style-name="gr8" draw:text-style-name="P4" draw:layer="layout" svg:x1="10.1cm" svg:y1="16.9cm" svg:x2="13.1cm" svg:y2="16.9cm">
          <text:p/>
        </draw:line>
        <draw:frame draw:style-name="gr12" draw:text-style-name="P6" draw:layer="layout" svg:width="2.337cm" svg:height="0.683cm" svg:x="10.6cm" svg:y="16.9cm">
          <draw:text-box>
            <text:p text:style-name="P5"><text:span text:style-name="T1">3.82739</text:span></text:p>
          </draw:text-box>
        </draw:frame>
        <draw:custom-shape draw:style-name="gr13" draw:text-style-name="P1" draw:layer="layout" svg:width="0.5cm" svg:height="0.5cm" svg:x="22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4.4cm" svg:y1="7.8cm" svg:x2="23cm" svg:y2="6.4cm">
          <text:p/>
        </draw:line>
        <draw:line draw:style-name="gr6" draw:text-style-name="P3" draw:layer="layout" svg:x1="14.1cm" svg:y1="17.5cm" svg:x2="13.3cm" svg:y2="16.7cm">
          <text:p/>
        </draw:line>
        <draw:line draw:style-name="gr8" draw:text-style-name="P4" draw:layer="layout" svg:x1="24.1cm" svg:y1="7.5cm" svg:x2="14.1cm" svg:y2="17.5cm">
          <text:p/>
        </draw:line>
        <draw:frame draw:style-name="gr9" draw:text-style-name="P6" draw:layer="layout" svg:width="2.2cm" svg:height="0.7cm" draw:transform="rotate (0.785398163397448) translate (21.549cm 9.205cm)">
          <draw:text-box>
            <text:p text:style-name="P5"><text:span text:style-name="T1">20.91875</text:span></text:p>
          </draw:text-box>
        </draw:frame>
        <draw:custom-shape draw:style-name="gr14" draw:text-style-name="P3" draw:layer="layout" svg:width="25.7cm" svg:height="19.4cm" svg:x="1.1cm" svg:y="1.1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.1cm" svg:y1="1.7cm" svg:x2="26.8cm" svg:y2="1.7cm">
          <text:p/>
        </draw:line>
        <draw:line draw:style-name="gr16" draw:text-style-name="P3" draw:layer="layout" svg:x1="16cm" svg:y1="16.5cm" svg:x2="16cm" svg:y2="13.6cm">
          <text:p/>
        </draw:line>
        <draw:line draw:style-name="gr6" draw:text-style-name="P3" draw:layer="layout" svg:x1="16cm" svg:y1="13.6cm" svg:x2="17.7cm" svg:y2="13.6cm">
          <text:p/>
        </draw:line>
        <draw:line draw:style-name="gr8" draw:text-style-name="P4" draw:layer="layout" svg:x1="17.5cm" svg:y1="13.6cm" svg:x2="17.5cm" svg:y2="16.5cm">
          <text:p/>
        </draw:line>
        <draw:frame draw:style-name="gr9" draw:text-style-name="P9" draw:layer="layout" svg:width="2.2cm" svg:height="0.7cm" draw:transform="rotate (1.5707963267949) translate (17.4cm 16cm)">
          <draw:text-box>
            <text:p text:style-name="P8"><text:span text:style-name="T2">5.04750</text:span></text:p>
          </draw:text-box>
        </draw:frame>
        <draw:line draw:style-name="gr6" draw:text-style-name="P3" draw:layer="layout" svg:x1="16cm" svg:y1="17.8cm" svg:x2="16cm" svg:y2="16.6cm">
          <text:p/>
        </draw:line>
        <draw:line draw:style-name="gr8" draw:text-style-name="P4" draw:layer="layout" svg:x1="13.1cm" svg:y1="17.6cm" svg:x2="16cm" svg:y2="17.6cm">
          <text:p/>
        </draw:line>
        <draw:frame draw:style-name="gr9" draw:text-style-name="P9" draw:layer="layout" svg:width="2.2cm" svg:height="0.7cm" svg:x="13.5cm" svg:y="17.6cm">
          <draw:text-box>
            <text:p text:style-name="P8"><text:span text:style-name="T2">5.04750</text:span></text:p>
          </draw:text-box>
        </draw:frame>
        <draw:frame draw:style-name="gr17" draw:text-style-name="P6" draw:layer="layout" svg:width="1.1cm" svg:height="1.115cm" svg:x="13.4cm" svg:y="15.885cm">
          <draw:text-box>
            <text:p text:style-name="P5"><text:span text:style-name="T1">45</text:span></text:p>
            <text:p text:style-name="P5"><text:span text:style-name="T1"/></text:p>
          </draw:text-box>
        </draw:frame>
        <draw:path draw:style-name="gr18" draw:text-style-name="P3" draw:layer="layout" svg:width="0.824cm" svg:height="0.315cm" draw:transform="rotate (1.6927948415093) translate (14.0504103099245cm 16.5119579871235cm)" svg:viewBox="0 0 825 316" svg:d="M0 312c101 8 291 5 379-14 88-20 210-75 210-75l112-87 124-136">
          <text:p/>
        </draw:path>
        <draw:frame draw:style-name="gr19" draw:text-style-name="P11" draw:layer="layout" svg:width="8.8cm" svg:height="0.749cm" svg:x="1.25cm" svg:y="1.131cm">
          <draw:text-box>
            <text:p text:style-name="P10"><text:span text:style-name="T3">Hexbot servo and leg measurements</text:span></text:p>
          </draw:text-box>
        </draw:frame>
        <draw:frame draw:style-name="gr9" draw:text-style-name="P13" draw:layer="layout" svg:width="2.2cm" svg:height="0.7cm" svg:x="19.26cm" svg:y="16.14cm">
          <draw:text-box>
            <text:p text:style-name="P12"><text:span text:style-name="T4">Spine</text:span></text:p>
          </draw:text-box>
        </draw:frame>
        <draw:frame draw:style-name="gr20" draw:text-style-name="P11" draw:layer="layout" svg:width="4.8cm" svg:height="0.979cm" svg:x="21.92cm" svg:y="1.101cm">
          <draw:text-box>
            <text:p text:style-name="P10"><text:span text:style-name="T3">2021-11-18 <text:s/>/ <text:s/>Ver 1</text:span></text:p>
          </draw:text-box>
        </draw:frame>
        <draw:path draw:style-name="gr5" draw:text-style-name="P3" draw:layer="layout" svg:width="5.884cm" svg:height="4.445cm" svg:x="3.025cm" svg:y="12.07cm" svg:viewBox="0 0 5885 4446" svg:d="M5885 0c-90 270-67 643-232 896-213 327-555 338-873 423-289 78-734 31-1105-73-405-114-500-200-900-400-500-300-440-420-800-600-400-200-480-150-800-100-200 100-400 300-600 500-266 285-300 200-500 600-100 200-100 400 0 700 125 375 320 672 400 1100 50 262 87 455 100 800v600">
          <text:p/>
        </draw:path>
        <draw:frame draw:style-name="gr20" draw:text-style-name="P11" draw:layer="layout" svg:width="4.8cm" svg:height="0.979cm" svg:x="22.62cm" svg:y="19.7cm">
          <draw:text-box>
            <text:p text:style-name="P10"><text:span text:style-name="T3">Not drawn to scale</text:span></text:p>
          </draw:text-box>
        </draw:frame>
        <draw:line draw:style-name="gr15" draw:text-style-name="P3" draw:layer="layout" svg:x1="22.59cm" svg:y1="20.49cm" svg:x2="22.59cm" svg:y2="19.7cm">
          <text:p/>
        </draw:line>
        <draw:line draw:style-name="gr15" draw:text-style-name="P3" draw:layer="layout" svg:x1="22.58cm" svg:y1="19.71cm" svg:x2="26.79cm" svg:y2="19.7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8T22:24:50.761000000</meta:creation-date>
    <dc:date>2021-11-19T00:24:30.689000000</dc:date>
    <meta:editing-duration>PT15M34S</meta:editing-duration>
    <meta:editing-cycles>3</meta:editing-cycles>
    <meta:generator>LibreOffice/7.1.6.2$Windows_X86_64 LibreOffice_project/0e133318fcee89abacd6a7d077e292f1145735c3</meta:generator>
    <meta:print-date>2021-11-19T00:17:32.153000000</meta:print-date>
    <meta:document-statistic meta:object-count="66"/>
  </office:meta>
</office:document-meta>
</file>